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9cm"/>
    </style:style>
    <style:style style:name="co2" style:family="table-column">
      <style:table-column-properties fo:break-before="auto" style:column-width="1.478cm"/>
    </style:style>
    <style:style style:name="co3" style:family="table-column">
      <style:table-column-properties fo:break-before="auto" style:column-width="1.025cm"/>
    </style:style>
    <style:style style:name="co4" style:family="table-column">
      <style:table-column-properties fo:break-before="auto" style:column-width="1.18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1.399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ouses</text:p>
          </table:table-cell>
          <table:table-cell office:value-type="string">
            <text:p>Cars</text:p>
          </table:table-cell>
          <table:table-cell office:value-type="string">
            <text:p>Boats</text:p>
          </table:table-cell>
          <table:table-cell table:number-columns-repeated="3"/>
          <table:table-cell office:value-type="string">
            <text:p>Houses</text:p>
          </table:table-cell>
          <table:table-cell office:value-type="string">
            <text:p>Cars</text:p>
          </table:table-cell>
          <table:table-cell office:value-type="string">
            <text:p>Boats</text:p>
          </table:table-cell>
        </table:table-row>
        <table:table-row table:style-name="ro1">
          <table:table-cell office:value-type="string">
            <text:p>Beatles</text:p>
          </table:table-cell>
          <table:table-cell table:number-columns-repeated="5"/>
          <table:table-cell office:value-type="string">
            <text:p>Rolling Ston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h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Keith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Pau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Mic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Georg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Charli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Ringo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Ronnie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</table:table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Houses</text:p>
          </table:table-cell>
          <table:table-cell office:value-type="string">
            <text:p>Cars</text:p>
          </table:table-cell>
          <table:table-cell office:value-type="string">
            <text:p>Boats</text:p>
          </table:table-cell>
          <table:table-cell table:number-columns-repeated="3"/>
          <table:table-cell office:value-type="string">
            <text:p>Houses</text:p>
          </table:table-cell>
          <table:table-cell office:value-type="string">
            <text:p>Cars</text:p>
          </table:table-cell>
          <table:table-cell office:value-type="string">
            <text:p>Boats</text:p>
          </table:table-cell>
        </table:table-row>
        <table:table-row table:style-name="ro1">
          <table:table-cell office:value-type="string">
            <text:p>Beatles</text:p>
          </table:table-cell>
          <table:table-cell table:number-columns-repeated="5"/>
          <table:table-cell office:value-type="string">
            <text:p>Rolling Stones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John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string">
            <text:p>Keith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Paul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Mic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Georg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Charli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Ringo</text:p>
          </table:table-cell>
          <table:table-cell table:number-columns-repeated="2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Ronnie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7">27/07/2023</text:date>, <text:time>09:46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27T09:46:02</dc:date>
    <meta:generator>OpenOffice/4.1.13$Unix OpenOffice.org_project/4113m1$Build-9810</meta:generator>
    <meta:editing-duration>PT46S</meta:editing-duration>
    <meta:editing-cycles>1</meta:editing-cycles>
    <meta:document-statistic meta:table-count="2" meta:cell-count="80" meta:object-count="0"/>
  </office:meta>
</office:document-meta>
</file>